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modifiableHttpParams.getDoubleParameter( String name , double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UnmodifiableHttpParams.setIntParameter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HttpParams.isParameterSetLocall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HttpParams.getBooleanParameter( String name , boolean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HttpParams.isParameterFals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xis2.translate( Map &lt; String , String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HttpParams.getLongParameter( String name , lo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HttpParams.setDoubleParameter( String name ,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HttpParams.setBooleanParameter( String name ,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xis2.translate( Map &lt; String , String &gt; properties , Options options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4">
            <text:p text:style-name="Table_20_Contents">4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UnmodifiableHttpParams.ge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.getProxyAndHeaders( Map &lt; String , String &gt; propertie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UnmodifiableHttpParams.setLongParameter( String name ,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HttpParams.getIntParameter( String name , in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lient.translate( Map &lt; String , String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HttpParams.setDefaults( HttpParam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HttpParams.getDe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HttpParams.UnmodifiableHttpParams( HttpParams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HttpParams.isParameterSe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HttpParams.setParameter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lient.translate( Map &lt; String , String &gt; properties , HttpParams p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4">
            <text:p text:style-name="Table_20_Contents">4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UnmodifiableHttpParams.isParameterTru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